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1" svg:font-family="Helvetica"/>
    <style:font-face style:name="StarSymbol" svg:font-family="StarSymbol"/>
    <style:font-face style:name="Times1" svg:font-family="Times"/>
    <style:font-face style:name="arial" svg:font-family="arial" style:font-family-generic="swiss"/>
    <style:font-face style:name="DejaVu Sans" svg:font-family="'DejaVu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DejaVu Sans2"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line-height="150%" fo:text-align="center" style:justify-single-word="false"/>
      <style:text-properties style:font-name="Arial" fo:font-style="italic" style:font-name-asian="Arial" style:font-style-asian="italic" style:font-name-complex="Arial" style:font-style-complex="italic"/>
    </style:style>
    <style:style style:name="P2" style:family="paragraph" style:parent-style-name="Text_20_body">
      <style:paragraph-properties fo:line-height="150%" fo:text-align="justify" style:justify-single-word="false"/>
      <style:text-properties style:font-name="arial" fo:font-size="14pt" fo:font-style="normal" fo:font-weight="normal" style:font-name-asian="Arial" style:font-size-asian="14pt" style:font-style-asian="normal" style:font-weight-asian="normal" style:font-name-complex="Arial" style:font-size-complex="14pt" style:font-style-complex="normal" style:font-weight-complex="normal"/>
    </style:style>
    <style:style style:name="P3" style:family="paragraph" style:parent-style-name="Text_20_body">
      <style:paragraph-properties fo:line-height="150%" fo:text-align="justify" style:justify-single-word="false"/>
      <style:text-properties style:font-name="arial" fo:font-size="14pt" fo:font-style="normal" fo:font-weight="normal" style:font-name-asian="DejaVu Sans1" style:font-size-asian="14pt" style:font-style-asian="normal" style:font-weight-asian="normal" style:font-name-complex="DejaVu Sans1" style:font-size-complex="14pt" style:font-style-complex="normal" style:font-weight-complex="normal"/>
    </style:style>
    <style:style style:name="P4" style:family="paragraph" style:parent-style-name="Text_20_body">
      <style:paragraph-properties fo:margin-left="0cm" fo:margin-right="0cm" fo:margin-top="0cm" fo:margin-bottom="0.212cm" fo:line-height="150%" fo:text-align="justify" style:justify-single-word="false" fo:text-indent="0cm" style:auto-text-indent="false" style:text-autospace="ideograph-alpha" style:vertical-align="auto"/>
    </style:style>
    <style:style style:name="P5" style:family="paragraph" style:parent-style-name="Text_20_body">
      <style:paragraph-properties fo:margin-left="0cm" fo:margin-right="0cm" fo:margin-top="0cm" fo:margin-bottom="0.212cm" fo:line-height="150%" fo:text-align="justify" style:justify-single-word="false" fo:text-indent="0cm" style:auto-text-indent="false" style:text-autospace="ideograph-alpha" style:vertical-align="auto"/>
      <style:text-properties style:font-name="arial" fo:font-size="14pt" fo:language="es" fo:country="AR" fo:font-style="normal" fo:font-weight="normal" style:font-name-asian="DejaVu Sans1" style:font-size-asian="14pt" style:language-asian="zxx" style:country-asian="none" style:font-style-asian="normal" style:font-weight-asian="normal" style:font-name-complex="DejaVu Sans1" style:font-size-complex="14pt" style:font-style-complex="normal" style:font-weight-complex="normal"/>
    </style:style>
    <style:style style:name="P6" style:family="paragraph" style:parent-style-name="Text_20_body">
      <style:paragraph-properties fo:margin-left="0cm" fo:margin-right="0cm" fo:line-height="150%" fo:text-align="justify" style:justify-single-word="false" fo:text-indent="0cm" style:auto-text-indent="false" style:text-autospace="ideograph-alpha" style:vertical-align="auto"/>
      <style:text-properties style:font-name="arial" fo:font-size="14pt" fo:language="es" fo:country="AR" fo:font-style="normal" fo:font-weight="normal" style:font-name-asian="DejaVu Sans1" style:font-size-asian="14pt" style:language-asian="zxx" style:country-asian="none" style:font-style-asian="normal" style:font-weight-asian="normal" style:font-name-complex="DejaVu Sans1" style:font-size-complex="14pt" style:font-style-complex="normal" style:font-weight-complex="normal"/>
    </style:style>
    <style:style style:name="P7" style:family="paragraph" style:parent-style-name="heading_20_1" style:master-page-name="Standard">
      <style:paragraph-properties fo:line-height="150%" fo:text-align="center" style:justify-single-word="false" style:page-number="auto"/>
      <style:text-properties style:font-name="Arial" fo:font-size="16pt" style:font-name-asian="Arial" style:font-size-asian="16pt" style:font-name-complex="Arial" style:font-size-complex="16pt"/>
    </style:style>
    <style:style style:name="T1" style:family="text">
      <style:text-properties fo:font-style="italic" style:font-name-asian="DejaVu Sans1" style:font-style-asian="italic" style:font-name-complex="DejaVu Sans1" style:font-style-complex="italic"/>
    </style:style>
    <style:style style:name="T2" style:family="text">
      <style:text-properties style:font-name-asian="DejaVu Sans1" style:font-name-complex="DejaVu Sans1"/>
    </style:style>
    <style:style style:name="T3" style:family="text">
      <style:text-properties style:font-name="arial" fo:font-size="14pt" fo:font-style="normal" fo:font-weight="normal"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style:font-name="arial" fo:font-size="14pt" fo:language="es" fo:country="AR" fo:font-style="normal" fo:font-weight="normal" style:font-name-asian="DejaVu Sans1" style:font-size-asian="14pt" style:language-asian="zxx" style:country-asian="none" style:font-style-asian="normal" style:font-weight-asian="normal" style:font-name-complex="DejaVu Sans1" style:font-size-complex="14pt" style:font-style-complex="normal" style:font-weight-complex="normal"/>
    </style:style>
    <style:style style:name="T5" style:family="text">
      <style:text-properties style:font-name="arial" fo:font-size="14pt" fo:language="es" fo:country="AR" fo:font-style="italic" fo:font-weight="normal" style:font-name-asian="DejaVu Sans1" style:font-size-asian="14pt" style:language-asian="zxx" style:country-asian="none" style:font-style-asian="italic" style:font-weight-asian="normal" style:font-name-complex="DejaVu Sans1" style:font-size-complex="14pt" style:font-style-complex="italic" style:font-weight-complex="normal"/>
    </style:style>
    <style:style style:name="T6" style:family="text">
      <style:text-properties style:font-name="DejaVu Sans1" fo:font-size="14pt" fo:language="es" fo:country="AR" fo:font-style="normal" fo:font-weight="normal" style:font-name-asian="DejaVu Sans1" style:font-size-asian="14pt" style:language-asian="zxx" style:country-asian="none" style:font-style-asian="normal" style:font-weight-asian="normal" style:font-name-complex="DejaVu Sans1" style:font-size-complex="14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ante Cero</text:p>
      <text:p text:style-name="P1"><text:s text:c="67"/>por Juan José Conti</text:p>
      <text:p text:style-name="P6">—Todos nuestros anteriores intentos por cultivar vida en un planeta experimental han fallado. ¿Cómo podemos estudiar a esos extraños seres si se destruyen entre sí antes de alcanzar el estado de evolución que queremos investigar? —gritó una voz nerviosa.</text:p>
      <text:p text:style-name="P6">—Es por eso que te traje aquí afuera, querido amigo, —le dijo el profesor Marlov a su colega— para contarte mi nueva idea.</text:p>
      <text:p text:style-name="P3">Entonces Boris Marlov le contó detalladamente el plan a su amigo y colega, el profesor Bernard, Julius Bernad. Era descabellado, pero podría funcionar.</text:p>
      <text:p text:style-name="P3">Incubarían millones de esos seres, objeto de su estudio, tantos como fueran necesarios para poblar alguno de los planetas de alguno de los muchos sistemas solares con los que contaban para experimentar. También incubarían suficientes de otros seres para que convivan con los primeros. Aquellos que, según sus registros, existían antes del momento de la extinción.</text:p>
      <text:p text:style-name="P2"><text:span text:style-name="T2">Por supuesto, esto no sería suficiente; además tendrían que realizar muchas tareas de </text:span><text:span text:style-name="T1">adecuación de medio</text:span><text:span text:style-name="T2">. Así llamaban a las actividades relacionadas con acondicionar un planeta para que sea ocupado por </text:span><text:span text:style-name="T1">conejillos de India</text:span><text:span text:style-name="T2">.</text:span></text:p>
      <text:p text:style-name="P3">Un grupo de cincuenta mil operadores se trasladó al planeta elegido, y llevó a cabo una serie de tareas rutinarias como higienización, control de gases atmosféricos y mineralización del suelo.</text:p>
      <text:p text:style-name="P3">Mientras tanto, en la base, un grupo de trescientos científicos trabajó arduamente en los cultivos. Desde ya, todas las tareas automatizables eran programadas y los científicos, una vez puesto todo en funcionamiento, solo se dedicaban a controlar indicadores y a hacer ajustes menores.</text:p>
      <text:p text:style-name="P3">Luego de cinco años de trabajo, casi todo estaba listo para poner el planeta <text:soft-page-break/>en funcionamiento. Solo restaba grabar en los cerebros de los seres una suma de conocimientos y recuerdos equivalentes a los que tendrían los miembros de su sociedad luego de doscientos treinta mil años de evolución. Cuando se concretase este último paso, todo los seres serían colocados en lugares cuidadosamente calculados en relación a sus últimos recuerdos grabados. Boris Marlov daría la orden: ¡Comenzar! y la vida seguiría su curso, el curso que ellos habían definido, en ese nuevo planeta al que llamaron Tierra.</text:p>
      <text:p text:style-name="P4"><text:span text:style-name="T3">Julius dirigió personalmente la colocación de los seres humanos en el planeta Tierra. Por supuesto, no estuvo en la colocación de cada uno de los más de seis mil millones</text:span><text:span text:style-name="T4">. De eso se encargaban los robots, pero sí se detuvo a contemplar algunos que llamaban en demasía su atención.</text:span></text:p>
      <text:p text:style-name="P5">Una niña de unos ocho años de edad que viajaba en bicicleta a comprar dos kilos de pan, como le había mandado su mamá. Un japonés que estaba a punto de romper una tabla de diez centímetros de madera con su mano. Un buzo explorando la fauna submarina de un mar al que habían llamado Mediterráneo porque se encontraba entre dos continentes. Y todos con el recuerdo exacto de estar haciendo aquella actividad para la cual eran dispuestos.</text:p>
      <text:p text:style-name="P4"><text:span text:style-name="T4">Una persona leyendo un cuento titulado </text:span><text:span text:style-name="T5">Instante Cero</text:span><text:span text:style-name="T4">.</text:span></text:p>
      <text:p text:style-name="Standard"><text:span text:style-name="T6">—</text:span><text:span text:style-name="T4">¡Comenz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1" svg:font-family="Helvetica"/>
    <style:font-face style:name="StarSymbol" svg:font-family="StarSymbol"/>
    <style:font-face style:name="Times1" svg:font-family="Times"/>
    <style:font-face style:name="arial" svg:font-family="arial" style:font-family-generic="swiss"/>
    <style:font-face style:name="DejaVu Sans" svg:font-family="'DejaVu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DejaVu Sans2"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Times" fo:font-size="12pt" fo:language="es" fo:country="AR" style:font-name-asian="Times" style:font-size-asian="12pt" style:language-asian="zxx" style:country-asian="none" style:font-name-complex="Times"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1" fo:font-size="14pt" style:font-name-asian="DejaVu Sans2" style:font-size-asian="14pt" style:font-name-complex="DejaVu Sans2" style:font-size-complex="14pt"/>
    </style:style>
    <style:style style:name="List" style:family="paragraph" style:parent-style-name="Text_20_body" style:class="list">
      <style:text-properties style:font-name="DejaVu Sans" style:font-name-asian="DejaVu Sans" style:font-name-complex="DejaVu Sans"/>
    </style:style>
    <style:style style:name="Caption" style:family="paragraph" style:parent-style-name="Standard" style:class="extra">
      <style:paragraph-properties fo:margin-top="0.212cm" fo:margin-bottom="0.212cm"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font-size-asian="12pt"/>
    </style:style>
    <style:style style:name="heading_20_1" style:display-name="heading 1" style:family="paragraph" style:parent-style-name="Heading_20__28_user_29_" style:next-style-name="Text_20_body">
      <style:text-properties fo:font-size="16pt" fo:font-weight="bold" style:font-size-asian="16pt" style:font-weight-asian="bold" style:font-size-complex="16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Helvetica" fo:font-size="14pt" style:font-name-asian="Helvetica" style:font-size-asian="14pt" style:font-name-complex="Helvetica" style:font-size-complex="14pt"/>
    </style:style>
    <style:style style:name="heading_20_2" style:display-name="heading 2" style:family="paragraph" style:parent-style-name="Heading_20__28_user_29_" style:next-style-name="Text_20_body">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_28_user_29_" style:next-style-name="Text_20_body">
      <style:text-properties fo:font-weight="bold" style:font-weight-asian="bold" style:font-weight-complex="bold"/>
    </style:style>
    <style:style style:name="caption" style:family="paragraph" style:parent-style-name="Standard">
      <style:paragraph-properties fo:margin-top="0.212cm" fo:margin-bottom="0.212cm"/>
      <style:text-properties fo:font-style="italic" style:font-name-asian="Times New Roman" style:font-style-asian="italic" style:font-name-complex="Times" style:font-style-complex="italic"/>
    </style:style>
    <style:style style:name="Index_20__28_user_29_" style:display-name="Index (user)" style:family="paragraph" style:parent-style-name="Standard">
      <style:text-properties style:font-name-asian="Times New Roman" style:font-name-complex="Tim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7-07-03T11:37:49</meta:creation-date>
    <dc:creator>Melisa </dc:creator>
    <dc:date>2010-11-29T01:14:42.83</dc:date>
    <dc:language>es-ES</dc:language>
    <meta:editing-cycles>31</meta:editing-cycles>
    <meta:editing-duration>PT04H47M46S</meta:editing-duration>
    <meta:document-statistic meta:table-count="0" meta:image-count="0" meta:object-count="0" meta:page-count="2" meta:paragraph-count="14" meta:word-count="492" meta:character-count="3066"/>
    <meta:user-defined meta:name="Info 1"/>
    <meta:user-defined meta:name="Info 2"/>
    <meta:user-defined meta:name="Info 3"/>
    <meta:user-defined meta:name="Info 4"/>
  </office:meta>
</office:document-meta>
</file>